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7.324cm"/>
    </style:style>
    <style:style style:name="co12" style:family="table-column">
      <style:table-column-properties fo:break-before="auto" style:column-width="2.346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5.228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136cm"/>
    </style:style>
    <style:style style:name="co18" style:family="table-column">
      <style:table-column-properties fo:break-before="auto" style:column-width="6.07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036"/>
    <style:style style:name="ce4" style:family="table-cell" style:parent-style-name="Excel_20_Built-in_20_Normal" style:data-style-name="N5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Движение товаров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ID операции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ID магазина</text:p>
          </table:table-cell>
          <table:table-cell table:style-name="ce2" office:value-type="string">
            <text:p>Артикул</text:p>
          </table:table-cell>
          <table:table-cell table:style-name="ce2" office:value-type="string">
            <text:p>Количество упаковок, шт.</text:p>
          </table:table-cell>
          <table:table-cell table:style-name="ce2" office:value-type="string">
            <text:p>Тип операции</text:p>
          </table:table-cell>
          <table:table-cell table:style-name="ce2" office:value-type="string">
            <text:p>Цена (руб./1 уп.)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2">
            <text:p>42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5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82">
            <text:p>1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5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04">
            <text:p>15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05">
            <text:p>15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06">
            <text:p>15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7">
            <text:p>15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8">
            <text:p>15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09">
            <text:p>15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10">
            <text:p>15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1">
            <text:p>15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12">
            <text:p>15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13">
            <text:p>15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4">
            <text:p>15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15">
            <text:p>15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16">
            <text:p>15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7">
            <text:p>15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8">
            <text:p>15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9">
            <text:p>15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20">
            <text:p>15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1">
            <text:p>15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22">
            <text:p>15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3">
            <text:p>15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24">
            <text:p>15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25">
            <text:p>15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26">
            <text:p>15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27">
            <text:p>15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8">
            <text:p>15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29">
            <text:p>15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0">
            <text:p>15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33">
            <text:p>15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34">
            <text:p>15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35">
            <text:p>15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6">
            <text:p>15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37">
            <text:p>15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38">
            <text:p>15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9">
            <text:p>15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40">
            <text:p>15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1">
            <text:p>15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42">
            <text:p>15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43">
            <text:p>15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4">
            <text:p>15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45">
            <text:p>15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6">
            <text:p>15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7">
            <text:p>15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8">
            <text:p>15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49">
            <text:p>15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0">
            <text:p>15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1">
            <text:p>15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52">
            <text:p>15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53">
            <text:p>15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54">
            <text:p>15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5">
            <text:p>15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6">
            <text:p>15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7">
            <text:p>15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58">
            <text:p>15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9">
            <text:p>15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0">
            <text:p>15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61">
            <text:p>15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62">
            <text:p>15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3">
            <text:p>15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4">
            <text:p>15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65">
            <text:p>15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66">
            <text:p>15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67">
            <text:p>15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68">
            <text:p>15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69">
            <text:p>15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70">
            <text:p>15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1">
            <text:p>15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2">
            <text:p>15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3">
            <text:p>15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4">
            <text:p>15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5">
            <text:p>15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6">
            <text:p>15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77">
            <text:p>15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78">
            <text:p>15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79">
            <text:p>15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0">
            <text:p>15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81">
            <text:p>15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82">
            <text:p>15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3">
            <text:p>15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84">
            <text:p>15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85">
            <text:p>15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86">
            <text:p>15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7">
            <text:p>15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88">
            <text:p>15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89">
            <text:p>15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0">
            <text:p>15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3">
            <text:p>15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94">
            <text:p>15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5">
            <text:p>15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96">
            <text:p>15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7">
            <text:p>15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98">
            <text:p>15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9">
            <text:p>15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00">
            <text:p>16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01">
            <text:p>16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02">
            <text:p>16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3">
            <text:p>16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04">
            <text:p>16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5">
            <text:p>16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6">
            <text:p>16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07">
            <text:p>16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08">
            <text:p>16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9">
            <text:p>16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0">
            <text:p>16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1">
            <text:p>16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12">
            <text:p>16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3">
            <text:p>16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14">
            <text:p>16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15">
            <text:p>16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6">
            <text:p>16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7">
            <text:p>16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18">
            <text:p>16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19">
            <text:p>16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20">
            <text:p>16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3">
            <text:p>16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24">
            <text:p>16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25">
            <text:p>16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6">
            <text:p>16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7">
            <text:p>16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28">
            <text:p>16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29">
            <text:p>16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30">
            <text:p>16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31">
            <text:p>16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32">
            <text:p>16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33">
            <text:p>16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34">
            <text:p>16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5">
            <text:p>16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6">
            <text:p>16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7">
            <text:p>16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38">
            <text:p>16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39">
            <text:p>16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40">
            <text:p>16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2">
            <text:p>16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43">
            <text:p>16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44">
            <text:p>16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5">
            <text:p>16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47">
            <text:p>16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8">
            <text:p>16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49">
            <text:p>16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0">
            <text:p>16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51">
            <text:p>16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52">
            <text:p>16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3">
            <text:p>16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4">
            <text:p>16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55">
            <text:p>16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6">
            <text:p>16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57">
            <text:p>16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8">
            <text:p>16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59">
            <text:p>16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0">
            <text:p>16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61">
            <text:p>16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62">
            <text:p>16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3">
            <text:p>16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64">
            <text:p>16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5">
            <text:p>16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66">
            <text:p>16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7">
            <text:p>16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8">
            <text:p>16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69">
            <text:p>16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70">
            <text:p>16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71">
            <text:p>16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72">
            <text:p>16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73">
            <text:p>16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74">
            <text:p>16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75">
            <text:p>16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76">
            <text:p>16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677">
            <text:p>16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78">
            <text:p>16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79">
            <text:p>16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0">
            <text:p>16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3">
            <text:p>16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84">
            <text:p>16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5">
            <text:p>16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86">
            <text:p>16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87">
            <text:p>16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88">
            <text:p>16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9">
            <text:p>16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90">
            <text:p>16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1">
            <text:p>16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92">
            <text:p>16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3">
            <text:p>16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4">
            <text:p>16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95">
            <text:p>16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6">
            <text:p>16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7">
            <text:p>16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98">
            <text:p>16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9">
            <text:p>16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00">
            <text:p>17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01">
            <text:p>17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02">
            <text:p>17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03">
            <text:p>17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4">
            <text:p>17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05">
            <text:p>17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06">
            <text:p>17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07">
            <text:p>17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8">
            <text:p>17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09">
            <text:p>17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0">
            <text:p>17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3">
            <text:p>17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4">
            <text:p>17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15">
            <text:p>17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16">
            <text:p>17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17">
            <text:p>17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8">
            <text:p>17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19">
            <text:p>171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20">
            <text:p>172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21">
            <text:p>172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2">
            <text:p>172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3">
            <text:p>172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24">
            <text:p>172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5">
            <text:p>172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6">
            <text:p>172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7">
            <text:p>172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8">
            <text:p>172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9">
            <text:p>172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0">
            <text:p>173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1">
            <text:p>173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32">
            <text:p>173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33">
            <text:p>173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34">
            <text:p>173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35">
            <text:p>173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6">
            <text:p>173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37">
            <text:p>173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8">
            <text:p>173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9">
            <text:p>173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40">
            <text:p>174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44">
            <text:p>174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45">
            <text:p>174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6">
            <text:p>174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47">
            <text:p>174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6">
            <text:p>56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8">
            <text:p>174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9">
            <text:p>174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0">
            <text:p>175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51">
            <text:p>175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2">
            <text:p>175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53">
            <text:p>175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54">
            <text:p>175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5">
            <text:p>175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6">
            <text:p>175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7">
            <text:p>175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58">
            <text:p>175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9">
            <text:p>175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0">
            <text:p>176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1">
            <text:p>176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62">
            <text:p>176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63">
            <text:p>176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64">
            <text:p>176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65">
            <text:p>176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66">
            <text:p>176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67">
            <text:p>176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8">
            <text:p>176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9">
            <text:p>176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0">
            <text:p>177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71">
            <text:p>17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72">
            <text:p>17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73">
            <text:p>17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4">
            <text:p>17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5">
            <text:p>17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6">
            <text:p>17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7">
            <text:p>17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8">
            <text:p>17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79">
            <text:p>17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80">
            <text:p>17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81">
            <text:p>17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82">
            <text:p>17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83">
            <text:p>17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84">
            <text:p>17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85">
            <text:p>17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3">
            <text:p>17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96">
            <text:p>17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9">
            <text:p>17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2">
            <text:p>42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03">
            <text:p>18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6">
            <text:p>18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0">
            <text:p>18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3">
            <text:p>18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5">
            <text:p>18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35">
            <text:p>18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6">
            <text:p>18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7">
            <text:p>18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38">
            <text:p>18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40">
            <text:p>18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4">
            <text:p>18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3">
            <text:p>18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5">
            <text:p>18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6">
            <text:p>18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8">
            <text:p>18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6">
            <text:p>18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7">
            <text:p>18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70">
            <text:p>18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72">
            <text:p>18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73">
            <text:p>18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5">
            <text:p>18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6">
            <text:p>18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8">
            <text:p>18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80">
            <text:p>18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87">
            <text:p>18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95">
            <text:p>18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98">
            <text:p>18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4">
            <text:p>19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05">
            <text:p>19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23">
            <text:p>19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29">
            <text:p>19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4">
            <text:p>19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4">
            <text:p>19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55">
            <text:p>19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56">
            <text:p>19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7">
            <text:p>19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58">
            <text:p>19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74">
            <text:p>19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75">
            <text:p>19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9">
            <text:p>19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03">
            <text:p>20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10">
            <text:p>20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15">
            <text:p>20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17">
            <text:p>20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22">
            <text:p>20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56">
            <text:p>20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0">
            <text:p>20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2">
            <text:p>20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70">
            <text:p>20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90">
            <text:p>20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94">
            <text:p>20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95">
            <text:p>20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6">
            <text:p>20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97">
            <text:p>20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8">
            <text:p>20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9">
            <text:p>20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00">
            <text:p>21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03">
            <text:p>21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4">
            <text:p>21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05">
            <text:p>21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06">
            <text:p>21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07">
            <text:p>21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8">
            <text:p>21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9">
            <text:p>21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10">
            <text:p>21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11">
            <text:p>21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2">
            <text:p>21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3">
            <text:p>21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4">
            <text:p>21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15">
            <text:p>21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6">
            <text:p>21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17">
            <text:p>21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18">
            <text:p>21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19">
            <text:p>21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20">
            <text:p>21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1">
            <text:p>21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2">
            <text:p>21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3">
            <text:p>21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4">
            <text:p>21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25">
            <text:p>21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6">
            <text:p>21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27">
            <text:p>21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28">
            <text:p>21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9">
            <text:p>21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30">
            <text:p>21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3">
            <text:p>21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34">
            <text:p>21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35">
            <text:p>21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6">
            <text:p>21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37">
            <text:p>21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38">
            <text:p>21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9">
            <text:p>21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0">
            <text:p>21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1">
            <text:p>21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42">
            <text:p>21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43">
            <text:p>21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4">
            <text:p>21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45">
            <text:p>21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46">
            <text:p>21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7">
            <text:p>21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8">
            <text:p>21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9">
            <text:p>21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0">
            <text:p>21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51">
            <text:p>21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2">
            <text:p>21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3">
            <text:p>21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54">
            <text:p>21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5">
            <text:p>21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56">
            <text:p>21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7">
            <text:p>21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58">
            <text:p>21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59">
            <text:p>21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0">
            <text:p>21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64">
            <text:p>21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5">
            <text:p>21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6">
            <text:p>21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67">
            <text:p>21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68">
            <text:p>21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9">
            <text:p>21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70">
            <text:p>21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71">
            <text:p>21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72">
            <text:p>21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3">
            <text:p>21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74">
            <text:p>21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75">
            <text:p>21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76">
            <text:p>21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77">
            <text:p>21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8">
            <text:p>21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79">
            <text:p>21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80">
            <text:p>21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81">
            <text:p>21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2">
            <text:p>21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3">
            <text:p>21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4">
            <text:p>21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85">
            <text:p>21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6">
            <text:p>21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87">
            <text:p>21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88">
            <text:p>21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9">
            <text:p>21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0">
            <text:p>21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93">
            <text:p>21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94">
            <text:p>21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5">
            <text:p>21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6">
            <text:p>21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7">
            <text:p>21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98">
            <text:p>21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99">
            <text:p>21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00">
            <text:p>22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1">
            <text:p>22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02">
            <text:p>22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3">
            <text:p>22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04">
            <text:p>22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5">
            <text:p>22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06">
            <text:p>22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7">
            <text:p>22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8">
            <text:p>22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9">
            <text:p>22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10">
            <text:p>22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11">
            <text:p>22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12">
            <text:p>22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3">
            <text:p>22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4">
            <text:p>22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15">
            <text:p>22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6">
            <text:p>22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7">
            <text:p>22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18">
            <text:p>22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9">
            <text:p>22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0">
            <text:p>22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23">
            <text:p>22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24">
            <text:p>22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5">
            <text:p>22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6">
            <text:p>22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27">
            <text:p>22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8">
            <text:p>22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29">
            <text:p>22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0">
            <text:p>22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31">
            <text:p>22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2">
            <text:p>22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33">
            <text:p>22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4">
            <text:p>22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5">
            <text:p>22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36">
            <text:p>22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37">
            <text:p>22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38">
            <text:p>22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39">
            <text:p>22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0">
            <text:p>22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43">
            <text:p>22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4">
            <text:p>22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7">
            <text:p>22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8">
            <text:p>22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9">
            <text:p>22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50">
            <text:p>22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54">
            <text:p>22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55">
            <text:p>22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56">
            <text:p>22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57">
            <text:p>22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58">
            <text:p>22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59">
            <text:p>22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60">
            <text:p>22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61">
            <text:p>22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2">
            <text:p>22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3">
            <text:p>22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4">
            <text:p>22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5">
            <text:p>22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6">
            <text:p>22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4">
            <text:p>44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67">
            <text:p>22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8">
            <text:p>22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9">
            <text:p>22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0">
            <text:p>22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71">
            <text:p>22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72">
            <text:p>22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73">
            <text:p>22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74">
            <text:p>22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5">
            <text:p>22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76">
            <text:p>22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7">
            <text:p>22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78">
            <text:p>22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9">
            <text:p>22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0">
            <text:p>22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1">
            <text:p>22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2">
            <text:p>22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83">
            <text:p>22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4">
            <text:p>22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5">
            <text:p>22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86">
            <text:p>22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87">
            <text:p>22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88">
            <text:p>22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89">
            <text:p>22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90">
            <text:p>22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91">
            <text:p>22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 table:number-rows-repeated="1046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table:style-name="ce2" office:value-type="string">
            <text:p>Артикул</text:p>
          </table:table-cell>
          <table:table-cell table:style-name="ce2" office:value-type="string">
            <text:p>Отдел</text:p>
          </table:table-cell>
          <table:table-cell table:style-name="ce2" office:value-type="string">
            <text:p>Наименование товара</text:p>
          </table:table-cell>
          <table:table-cell table:style-name="ce2" office:value-type="string">
            <text:p>Ед. изм.</text:p>
          </table:table-cell>
          <table:table-cell table:style-name="ce2" office:value-type="string">
            <text:p>Количество в упаковке</text:p>
          </table:table-cell>
          <table:table-cell table:style-name="ce2" office:value-type="string">
            <text:p>Поставщик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репёж</text:p>
          </table:table-cell>
          <table:table-cell office:value-type="string">
            <text:p>Саморезы 6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репёж</text:p>
          </table:table-cell>
          <table:table-cell office:value-type="string">
            <text:p>Саморезы 6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репёж</text:p>
          </table:table-cell>
          <table:table-cell office:value-type="string">
            <text:p>Саморезы 6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репёж</text:p>
          </table:table-cell>
          <table:table-cell office:value-type="string">
            <text:p>Саморезы 6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Крепёж</text:p>
          </table:table-cell>
          <table:table-cell office:value-type="string">
            <text:p>Саморезы 8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Крепёж</text:p>
          </table:table-cell>
          <table:table-cell office:value-type="string">
            <text:p>Саморезы 8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Крепёж</text:p>
          </table:table-cell>
          <table:table-cell office:value-type="string">
            <text:p>Саморезы 8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репёж</text:p>
          </table:table-cell>
          <table:table-cell office:value-type="string">
            <text:p>Саморезы 5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Крепёж</text:p>
          </table:table-cell>
          <table:table-cell office:value-type="string">
            <text:p>Саморезы 5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репёж</text:p>
          </table:table-cell>
          <table:table-cell office:value-type="string">
            <text:p>Саморезы 5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Крепёж</text:p>
          </table:table-cell>
          <table:table-cell office:value-type="string">
            <text:p>Саморезы 4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Крепёж</text:p>
          </table:table-cell>
          <table:table-cell office:value-type="string">
            <text:p>Дюбели 8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репёж</text:p>
          </table:table-cell>
          <table:table-cell office:value-type="string">
            <text:p>Дюбели 8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Крепёж</text:p>
          </table:table-cell>
          <table:table-cell office:value-type="string">
            <text:p>Дюбели 8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Крепёж</text:p>
          </table:table-cell>
          <table:table-cell office:value-type="string">
            <text:p>Дюбели 8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репёж</text:p>
          </table:table-cell>
          <table:table-cell office:value-type="string">
            <text:p>Дюбели 8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Крепёж</text:p>
          </table:table-cell>
          <table:table-cell office:value-type="string">
            <text:p>Дюбели 6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Крепёж</text:p>
          </table:table-cell>
          <table:table-cell office:value-type="string">
            <text:p>Дюбели 6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Крепёж</text:p>
          </table:table-cell>
          <table:table-cell office:value-type="string">
            <text:p>Дюбели 6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Крепёж</text:p>
          </table:table-cell>
          <table:table-cell office:value-type="string">
            <text:p>Дюбели 6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Крепёж</text:p>
          </table:table-cell>
          <table:table-cell office:value-type="string">
            <text:p>Дюбели 6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Крепёж</text:p>
          </table:table-cell>
          <table:table-cell office:value-type="string">
            <text:p>Дюбели 6 X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репёж</text:p>
          </table:table-cell>
          <table:table-cell office:value-type="string">
            <text:p>Дюбели 12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Крепёж</text:p>
          </table:table-cell>
          <table:table-cell office:value-type="string">
            <text:p>Дюбели 12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Крепёж</text:p>
          </table:table-cell>
          <table:table-cell office:value-type="string">
            <text:p>Дюбели 12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Крепёж</text:p>
          </table:table-cell>
          <table:table-cell office:value-type="string">
            <text:p>Дюбели 12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Крепёж</text:p>
          </table:table-cell>
          <table:table-cell office:value-type="string">
            <text:p>Дюбели 12 X 4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Крепёж</text:p>
          </table:table-cell>
          <table:table-cell office:value-type="string">
            <text:p>Дюбели 6 X 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Крепёж</text:p>
          </table:table-cell>
          <table:table-cell office:value-type="string">
            <text:p>Свёрла 5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Крепёж</text:p>
          </table:table-cell>
          <table:table-cell office:value-type="string">
            <text:p>Свёрла 6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Крепёж</text:p>
          </table:table-cell>
          <table:table-cell office:value-type="string">
            <text:p>Свёрла 8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Крепёж</text:p>
          </table:table-cell>
          <table:table-cell office:value-type="string">
            <text:p>Свёрла 10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Крепёж</text:p>
          </table:table-cell>
          <table:table-cell office:value-type="string">
            <text:p>Свёрла 6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Крепёж</text:p>
          </table:table-cell>
          <table:table-cell office:value-type="string">
            <text:p>Свёрла 12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Крепёж</text:p>
          </table:table-cell>
          <table:table-cell office:value-type="string">
            <text:p>Свёрла 10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Крепёж</text:p>
          </table:table-cell>
          <table:table-cell office:value-type="string">
            <text:p>Свёрла 4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Крепёж</text:p>
          </table:table-cell>
          <table:table-cell office:value-type="string">
            <text:p>Свёрла 8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Крепёж</text:p>
          </table:table-cell>
          <table:table-cell office:value-type="string">
            <text:p>Свёрла 5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Крепёж</text:p>
          </table:table-cell>
          <table:table-cell office:value-type="string">
            <text:p>Свёрла 6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Крепёж</text:p>
          </table:table-cell>
          <table:table-cell office:value-type="string">
            <text:p>Свёрла 8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Крепёж</text:p>
          </table:table-cell>
          <table:table-cell office:value-type="string">
            <text:p>Свёрла 10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прозрач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бел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Краски и клей</text:p>
          </table:table-cell>
          <table:table-cell office:value-type="string">
            <text:p>Клей обойный</text:p>
          </table:table-cell>
          <table:table-cell office:value-type="string">
            <text:p>кг</text:p>
          </table:table-cell>
          <table:table-cell office:value-type="float" office:value="1">
            <text:p>1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Краски и клей</text:p>
          </table:table-cell>
          <table:table-cell office:value-type="string">
            <text:p>Клей универсаль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крас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чёр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синя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зелё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Инструменты</text:p>
          </table:table-cell>
          <table:table-cell office:value-type="string">
            <text:p>Рулетка, 3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3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2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Завод 25 век"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л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жев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двух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одно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5" office:value-type="string">
            <text:p>ID магазина</text:p>
          </table:table-cell>
          <table:table-cell table:style-name="ce5" office:value-type="string">
            <text:p>Район</text:p>
          </table:table-cell>
          <table:table-cell table:style-name="ce5" office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</text:p>
          </table:table-cell>
          <table:table-cell office:value-type="string">
            <text:p>Тихий</text:p>
          </table:table-cell>
          <table:table-cell office:value-type="string">
            <text:p>ул. Титановая, 26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2</text:p>
          </table:table-cell>
          <table:table-cell office:value-type="string">
            <text:p>Прибрежный</text:p>
          </table:table-cell>
          <table:table-cell office:value-type="string">
            <text:p>ул. Есенина, 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3</text:p>
          </table:table-cell>
          <table:table-cell office:value-type="string">
            <text:p>Тихий</text:p>
          </table:table-cell>
          <table:table-cell office:value-type="string">
            <text:p>просп. Солнца, 27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4</text:p>
          </table:table-cell>
          <table:table-cell office:value-type="string">
            <text:p>Тихий</text:p>
          </table:table-cell>
          <table:table-cell office:value-type="string">
            <text:p>переул. Кругосветный, 1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5</text:p>
          </table:table-cell>
          <table:table-cell office:value-type="string">
            <text:p>Прибрежный</text:p>
          </table:table-cell>
          <table:table-cell office:value-type="string">
            <text:p>ул. Морская, 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6</text:p>
          </table:table-cell>
          <table:table-cell office:value-type="string">
            <text:p>Черепахино</text:p>
          </table:table-cell>
          <table:table-cell office:value-type="string">
            <text:p>ул. Западная, 11/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7</text:p>
          </table:table-cell>
          <table:table-cell office:value-type="string">
            <text:p>Черепахино</text:p>
          </table:table-cell>
          <table:table-cell office:value-type="string">
            <text:p>ул. Привокзальная, 7а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8</text:p>
          </table:table-cell>
          <table:table-cell office:value-type="string">
            <text:p>Прибрежный</text:p>
          </table:table-cell>
          <table:table-cell office:value-type="string">
            <text:p>просп. Достоевского, 1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9</text:p>
          </table:table-cell>
          <table:table-cell office:value-type="string">
            <text:p>Тихий</text:p>
          </table:table-cell>
          <table:table-cell office:value-type="string">
            <text:p>ул. Карам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0</text:p>
          </table:table-cell>
          <table:table-cell office:value-type="string">
            <text:p>Тихий</text:p>
          </table:table-cell>
          <table:table-cell office:value-type="string">
            <text:p>ул. Титановая, 22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1</text:p>
          </table:table-cell>
          <table:table-cell office:value-type="string">
            <text:p>Черепахино</text:p>
          </table:table-cell>
          <table:table-cell office:value-type="string">
            <text:p>просп. Садко, 1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2</text:p>
          </table:table-cell>
          <table:table-cell office:value-type="string">
            <text:p>Черепахино</text:p>
          </table:table-cell>
          <table:table-cell office:value-type="string">
            <text:p>просп. Дальневосточный, 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3</text:p>
          </table:table-cell>
          <table:table-cell office:value-type="string">
            <text:p>Утренний</text:p>
          </table:table-cell>
          <table:table-cell office:value-type="string">
            <text:p>бульвар Новаторов, 3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4</text:p>
          </table:table-cell>
          <table:table-cell office:value-type="string">
            <text:p>Утренний</text:p>
          </table:table-cell>
          <table:table-cell office:value-type="string">
            <text:p>переул. Новый, 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5</text:p>
          </table:table-cell>
          <table:table-cell office:value-type="string">
            <text:p>Прибрежный</text:p>
          </table:table-cell>
          <table:table-cell office:value-type="string">
            <text:p>ул. Морозная, 1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6</text:p>
          </table:table-cell>
          <table:table-cell office:value-type="string">
            <text:p>Тихий</text:p>
          </table:table-cell>
          <table:table-cell office:value-type="string">
            <text:p>ул. Солнечная, 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7</text:p>
          </table:table-cell>
          <table:table-cell office:value-type="string">
            <text:p>Утренний</text:p>
          </table:table-cell>
          <table:table-cell office:value-type="string">
            <text:p>ул. Мечтат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8</text:p>
          </table:table-cell>
          <table:table-cell office:value-type="string">
            <text:p>Утренний</text:p>
          </table:table-cell>
          <table:table-cell office:value-type="string">
            <text:p>просп. Романтиков, 28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.11.2021</text:date>, <text:time>10:04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467" meta:object-count="0"/>
    <meta:generator>OpenOffice.org/3.3$Win32 OpenOffice.org_project/330m20$Build-9567</meta:generator>
  </office:meta>
</office:document-meta>
</file>